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Signature" style:family="table" style:master-page-name="">
      <style:table-properties style:width="16.999cm" style:page-number="0" table:align="margins" style:shadow="none" fo:keep-with-next="always"/>
    </style:style>
    <style:style style:name="tabSignature.A" style:family="table-column">
      <style:table-column-properties style:column-width="7.264cm" style:rel-column-width="28003*"/>
    </style:style>
    <style:style style:name="tabSignature.B" style:family="table-column">
      <style:table-column-properties style:column-width="9.735cm" style:rel-column-width="37532*"/>
    </style:style>
    <style:style style:name="tabSignature.A1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 fo:keep-together="always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Table_20_Contents">
      <style:paragraph-properties fo:keep-together="always" fo:keep-with-next="always"/>
      <style:text-properties style:font-name="Arial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 style:master-page-name="">
      <style:paragraph-properties style:page-number="auto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4" style:family="paragraph" style:parent-style-name="Standard" style:master-page-name="">
      <style:paragraph-properties style:page-number="auto" fo:keep-with-next="always">
        <style:tab-stops>
          <style:tab-stop style:position="9.393cm"/>
        </style:tab-stops>
      </style:paragraph-properties>
      <style:text-properties style:font-name="Arial" fo:font-size="2pt" style:font-size-asian="2pt" style:font-size-complex="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Signature" table:style-name="tabSignature">
        <table:table-column table:style-name="tabSignature.A"/>
        <table:table-column table:style-name="tabSignature.B"/>
        <table:table-row>
          <table:table-cell table:style-name="tabSignature.A1" office:value-type="string">
            <text:p text:style-name="P2"/>
          </table:table-cell>
          <table:table-cell table:style-name="tabSignature.A1" office:value-type="string">
            <text:p text:style-name="P1">%=SIGNATAIRE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 style:master-page-name="">
      <style:paragraph-properties fo:keep-together="always" style:page-number="auto" fo:keep-with-next="always" text:number-lines="false" text:line-number="0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0.529cm" fo:margin-bottom="1.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2-10-30T14:54:29</dc:date>
    <meta:editing-cycles>29</meta:editing-cycles>
    <meta:editing-duration>PT27M1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1" meta:word-count="1" meta:character-count="14"/>
  </office:meta>
</office:document-meta>
</file>